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8.551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0000ff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66ff66" style:text-align-source="fix" style:repeat-content="false"/>
      <style:paragraph-properties fo:text-align="start" fo:margin-left="0cm"/>
      <style:text-properties fo:color="#66ff66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start" fo:margin-left="0cm"/>
      <style:text-properties fo:color="#00cc00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8" table:default-cell-style-name="ce1"/>
        <table:table-row table:style-name="ro1" table:number-rows-repeated="2">
          <table:table-cell table:style-name="Default" table:number-columns-repeated="31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4 Januar bis 10 Januar</text:p>
          </table:table-cell>
          <table:covered-table-cell table:number-columns-repeated="6"/>
          <table:table-cell office:value-type="string" table:number-columns-spanned="7" table:number-rows-spanned="1">
            <text:p>11 Januar bis 17 Januar</text:p>
          </table:table-cell>
          <table:covered-table-cell table:number-columns-repeated="6"/>
          <table:table-cell office:value-type="string" table:number-columns-spanned="7" table:number-rows-spanned="1">
            <text:p>18 Januar bis 24 Januar</text:p>
          </table:table-cell>
          <table:covered-table-cell table:number-columns-repeated="6"/>
          <table:table-cell office:value-type="string" table:number-columns-spanned="7" table:number-rows-spanned="1">
            <text:p>25 Januar bis 31 Januar</text:p>
          </table:table-cell>
          <table:covered-table-cell table:number-columns-repeated="6"/>
        </table:table-row>
        <table:table-row table:style-name="ro1">
          <table:table-cell office:value-type="string">
            <text:p>Nr.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rt</text:p>
          </table:table-cell>
          <table:table-cell office:value-type="string">
            <text:p>1 Tag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ase 1</text:p>
          </table:table-cell>
          <table:table-cell office:value-type="string">
            <text:p>8 Tage</text:p>
          </table:table-cell>
          <table:table-cell/>
          <table:table-cell table:style-name="ce4" table:number-columns-spanned="8" table:number-rows-spanned="1"/>
          <table:covered-table-cell table:number-columns-repeated="7"/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stellung der Datenbank</text:p>
          </table:table-cell>
          <table:table-cell office:value-type="string">
            <text:p>2 Tage</text:p>
          </table:table-cell>
          <table:table-cell/>
          <table:table-cell table:style-name="ce5" table:number-columns-repeated="2"/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stellen des Website Design</text:p>
          </table:table-cell>
          <table:table-cell office:value-type="string">
            <text:p>4 Tage</text:p>
          </table:table-cell>
          <table:table-cell table:number-columns-repeated="3"/>
          <table:table-cell table:style-name="ce3" table:number-columns-repeated="4"/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ffer </text:p>
          </table:table-cell>
          <table:table-cell office:value-type="string">
            <text:p>2 Tage</text:p>
          </table:table-cell>
          <table:table-cell table:number-columns-repeated="7"/>
          <table:table-cell table:style-name="ce3" table:number-columns-repeated="2"/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undries Steht (Meilenstein)</text:p>
          </table:table-cell>
          <table:table-cell office:value-type="string">
            <text:p>0 Tage</text:p>
          </table:table-cell>
          <table:table-cell table:number-columns-repeated="8"/>
          <table:table-cell table:style-name="ce7"/>
          <table:table-cell table:number-columns-repeated="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hase 2</text:p>
          </table:table-cell>
          <table:table-cell office:value-type="string">
            <text:p>13 Tage</text:p>
          </table:table-cell>
          <table:table-cell table:number-columns-repeated="9"/>
          <table:table-cell table:style-name="ce4" table:number-columns-spanned="13" table:number-rows-spanned="1"/>
          <table:covered-table-cell table:number-columns-repeated="12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ten Hinzufügen</text:p>
          </table:table-cell>
          <table:table-cell office:value-type="string">
            <text:p>4 Tage</text:p>
          </table:table-cell>
          <table:table-cell table:number-columns-repeated="9"/>
          <table:table-cell table:style-name="ce3" table:number-columns-repeated="4"/>
          <table:table-cell table:number-columns-repeated="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ten Bearbeiten</text:p>
          </table:table-cell>
          <table:table-cell office:value-type="string">
            <text:p>4 Tage</text:p>
          </table:table-cell>
          <table:table-cell table:number-columns-repeated="13"/>
          <table:table-cell table:style-name="ce3" table:number-columns-repeated="4"/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sswort Sicherung des Mitarbeiterbereiches</text:p>
          </table:table-cell>
          <table:table-cell office:value-type="string">
            <text:p>3 Tage</text:p>
          </table:table-cell>
          <table:table-cell table:number-columns-repeated="17"/>
          <table:table-cell table:style-name="ce5" table:number-columns-repeated="3"/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uffer </text:p>
          </table:table-cell>
          <table:table-cell office:value-type="string">
            <text:p>2 Tage</text:p>
          </table:table-cell>
          <table:table-cell table:number-columns-repeated="20"/>
          <table:table-cell table:style-name="ce5" table:number-columns-repeated="2"/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tarbeiter können mit Daten Arbeiten (Meilenstein)</text:p>
          </table:table-cell>
          <table:table-cell office:value-type="string">
            <text:p>0 Tage</text:p>
          </table:table-cell>
          <table:table-cell table:number-columns-repeated="21"/>
          <table:table-cell table:style-name="ce7"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ase 3</text:p>
          </table:table-cell>
          <table:table-cell office:value-type="string">
            <text:p>6 Tage</text:p>
          </table:table-cell>
          <table:table-cell table:number-columns-repeated="22"/>
          <table:table-cell table:style-name="ce6" table:number-columns-spanned="6" table:number-rows-spanned="1"/>
          <table:covered-table-cell table:number-columns-repeated="5" table:style-name="ce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sten der Funktion Einfügen</text:p>
          </table:table-cell>
          <table:table-cell office:value-type="string">
            <text:p>2 Tage</text:p>
          </table:table-cell>
          <table:table-cell table:number-columns-repeated="22"/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esten der Funktion Bearbeiten</text:p>
          </table:table-cell>
          <table:table-cell office:value-type="string">
            <text:p>2 Tage</text:p>
          </table:table-cell>
          <table:table-cell table:number-columns-repeated="24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esten der Passwort Sicherheit</text:p>
          </table:table-cell>
          <table:table-cell office:value-type="string">
            <text:p>2 Tage</text:p>
          </table:table-cell>
          <table:table-cell table:number-columns-repeated="26"/>
          <table:table-cell table:style-name="ce3"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tarbeiterbereich Fertig (Meilenstein)</text:p>
          </table:table-cell>
          <table:table-cell office:value-type="string">
            <text:p>0 Tage</text:p>
          </table:table-cell>
          <table:table-cell table:number-columns-repeated="27"/>
          <table:table-cell table:style-name="ce11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1 Februar bis 7 Februar</text:p>
          </table:table-cell>
          <table:covered-table-cell table:number-columns-repeated="6"/>
          <table:table-cell office:value-type="string" table:number-columns-spanned="7" table:number-rows-spanned="1">
            <text:p>8 Februar bis 14 Februar</text:p>
          </table:table-cell>
          <table:covered-table-cell table:number-columns-repeated="6"/>
          <table:table-cell office:value-type="string" table:number-columns-spanned="7" table:number-rows-spanned="1">
            <text:p>15 Februar bis 21 Februar</text:p>
          </table:table-cell>
          <table:covered-table-cell table:number-columns-repeated="6"/>
          <table:table-cell office:value-type="string" table:number-columns-spanned="7" table:number-rows-spanned="1">
            <text:p>22 Februar bis 28 Februar</text:p>
          </table:table-cell>
          <table:covered-table-cell table:number-columns-repeated="6"/>
        </table:table-row>
        <table:table-row table:style-name="ro1">
          <table:table-cell office:value-type="string">
            <text:p>Nr.,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 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hase 4</text:p>
          </table:table-cell>
          <table:table-cell office:value-type="string">
            <text:p>28 Tage</text:p>
          </table:table-cell>
          <table:table-cell table:style-name="ce4" table:number-columns-spanned="28" table:number-rows-spanned="1"/>
          <table:covered-table-cell table:number-columns-repeated="2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erschiedene Sortierungen der Beläge</text:p>
          </table:table-cell>
          <table:table-cell office:value-type="string">
            <text:p>20 Tage</text:p>
          </table:table-cell>
          <table:table-cell table:style-name="ce3" table:number-columns-repeated="20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uffer </text:p>
          </table:table-cell>
          <table:table-cell office:value-type="string">
            <text:p>3 Tage</text:p>
          </table:table-cell>
          <table:table-cell table:number-columns-repeated="20"/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esten der Verschiedene Sortierungen </text:p>
          </table:table-cell>
          <table:table-cell office:value-type="string">
            <text:p>5 Tage</text:p>
          </table:table-cell>
          <table:table-cell table:number-columns-repeated="23"/>
          <table:table-cell table:style-name="ce9"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ortierungen Fertig (Meilenstein)</text:p>
          </table:table-cell>
          <table:table-cell office:value-type="string">
            <text:p>0 Tage</text:p>
          </table:table-cell>
          <table:table-cell table:number-columns-repeated="27"/>
          <table:table-cell table:style-name="ce12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26 April bis 2 Mai</text:p>
          </table:table-cell>
          <table:covered-table-cell table:number-columns-repeated="6"/>
          <table:table-cell office:value-type="string" table:number-columns-spanned="7" table:number-rows-spanned="1">
            <text:p>3 Mai bis 9 Mai</text:p>
          </table:table-cell>
          <table:covered-table-cell table:number-columns-repeated="6"/>
          <table:table-cell office:value-type="string" table:number-columns-spanned="7" table:number-rows-spanned="1">
            <text:p>10 Mai bis 16 Mai</text:p>
          </table:table-cell>
          <table:covered-table-cell table:number-columns-repeated="6"/>
          <table:table-cell office:value-type="string" table:number-columns-spanned="7" table:number-rows-spanned="1">
            <text:p>17 Mai bis 23 Mai</text:p>
          </table:table-cell>
          <table:covered-table-cell table:number-columns-repeated="6"/>
        </table:table-row>
        <table:table-row table:style-name="ro1">
          <table:table-cell office:value-type="string">
            <text:p>Nr.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hase 5</text:p>
          </table:table-cell>
          <table:table-cell office:value-type="string">
            <text:p>28 Tage</text:p>
          </table:table-cell>
          <table:table-cell table:style-name="ce4" table:number-columns-spanned="28" table:number-rows-spanned="1"/>
          <table:covered-table-cell table:number-columns-repeated="2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eläge in Rechnung einfügen</text:p>
          </table:table-cell>
          <table:table-cell office:value-type="string">
            <text:p>10 Tage</text:p>
          </table:table-cell>
          <table:table-cell table:style-name="ce3" table:number-columns-repeated="10"/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ieferdaten des Kunden auf Rechnung schreiben</text:p>
          </table:table-cell>
          <table:table-cell office:value-type="string">
            <text:p>5 Tage</text:p>
          </table:table-cell>
          <table:table-cell table:number-columns-repeated="10"/>
          <table:table-cell table:style-name="ce3" table:number-columns-repeated="5"/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nd-Betrag auf Rechnung </text:p>
          </table:table-cell>
          <table:table-cell office:value-type="string">
            <text:p>5 Tage</text:p>
          </table:table-cell>
          <table:table-cell table:number-columns-repeated="15"/>
          <table:table-cell table:style-name="ce3" table:number-columns-repeated="5"/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chnung Drucken</text:p>
          </table:table-cell>
          <table:table-cell office:value-type="string">
            <text:p>3 Tage</text:p>
          </table:table-cell>
          <table:table-cell table:number-columns-repeated="20"/>
          <table:table-cell table:style-name="ce3" table:number-columns-repeated="3"/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sten Rechnung</text:p>
          </table:table-cell>
          <table:table-cell office:value-type="string">
            <text:p>2 Tage</text:p>
          </table:table-cell>
          <table:table-cell table:number-columns-repeated="23"/>
          <table:table-cell table:style-name="ce3" table:number-columns-repeated="2"/>
          <table:table-cell table:style-name="ce10"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uffer </text:p>
          </table:table-cell>
          <table:table-cell office:value-type="string">
            <text:p>3 Tage</text:p>
          </table:table-cell>
          <table:table-cell table:number-columns-repeated="25"/>
          <table:table-cell table:style-name="ce3"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echnung Fertig (Meilenstein)</text:p>
          </table:table-cell>
          <table:table-cell office:value-type="string">
            <text:p>0 Tage</text:p>
          </table:table-cell>
          <table:table-cell table:number-columns-repeated="27"/>
          <table:table-cell table:style-name="ce7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24 Mai bis 30 Mai </text:p>
          </table:table-cell>
          <table:covered-table-cell table:number-columns-repeated="6"/>
          <table:table-cell office:value-type="string" table:number-columns-spanned="7" table:number-rows-spanned="1">
            <text:p>31 Mai bis 6 Juni</text:p>
          </table:table-cell>
          <table:covered-table-cell table:number-columns-repeated="6"/>
          <table:table-cell office:value-type="string">
            <text:p>7 Juni bis 9 Juni</text:p>
          </table:table-cell>
          <table:table-cell table:number-columns-repeated="13"/>
        </table:table-row>
        <table:table-row table:style-name="ro1">
          <table:table-cell office:value-type="string">
            <text:p>Nr.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hase 7</text:p>
          </table:table-cell>
          <table:table-cell office:value-type="string">
            <text:p>9 Tage</text:p>
          </table:table-cell>
          <table:table-cell table:style-name="ce4" table:number-columns-spanned="9" table:number-rows-spanned="1"/>
          <table:covered-table-cell table:number-columns-repeated="3" table:style-name="ce4"/>
          <table:covered-table-cell table:number-columns-repeated="5" table:style-name="ce6"/>
          <table:table-cell table:number-columns-repeated="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omplett Check Programm + Kann Kriterien</text:p>
          </table:table-cell>
          <table:table-cell office:value-type="string">
            <text:p>8 Tage</text:p>
          </table:table-cell>
          <table:table-cell table:style-name="ce3" table:number-columns-repeated="8"/>
          <table:table-cell table:number-columns-repeated="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uffer </text:p>
          </table:table-cell>
          <table:table-cell office:value-type="string">
            <text:p>1 Tag</text:p>
          </table:table-cell>
          <table:table-cell table:number-columns-repeated="8"/>
          <table:table-cell table:style-name="ce3"/>
          <table:table-cell table:number-columns-repeated="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hop Fertig (Meilenstein)</text:p>
          </table:table-cell>
          <table:table-cell office:value-type="string">
            <text:p>0 Tage</text:p>
          </table:table-cell>
          <table:table-cell table:number-columns-repeated="8"/>
          <table:table-cell table:style-name="ce7"/>
          <table:table-cell table:number-columns-repeated="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hase 8</text:p>
          </table:table-cell>
          <table:table-cell table:number-columns-repeated="29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Benutzerhandbuch </text:p>
          </table:table-cell>
          <table:table-cell office:value-type="string">
            <text:p>8 Tage</text:p>
          </table:table-cell>
          <table:table-cell table:number-columns-repeated="9"/>
          <table:table-cell table:style-name="ce4" table:number-columns-spanned="8" table:number-rows-spanned="1"/>
          <table:covered-table-cell table:number-columns-repeated="7" table:style-name="ce4"/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Beschreibung der Schnittstellen (APIs) </text:p>
          </table:table-cell>
          <table:table-cell office:value-type="string">
            <text:p>6 Tage</text:p>
          </table:table-cell>
          <table:table-cell table:number-columns-repeated="9"/>
          <table:table-cell table:style-name="ce3" table:number-columns-repeated="6"/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rucken</text:p>
          </table:table-cell>
          <table:table-cell office:value-type="string">
            <text:p>1 Tag</text:p>
          </table:table-cell>
          <table:table-cell table:number-columns-repeated="15"/>
          <table:table-cell table:style-name="ce3"/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uffer </text:p>
          </table:table-cell>
          <table:table-cell office:value-type="string">
            <text:p>1 Tag</text:p>
          </table:table-cell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Überprüfung der Vollständigkeit</text:p>
          </table:table-cell>
          <table:table-cell office:value-type="string">
            <text:p>1 Tag</text:p>
          </table:table-cell>
          <table:table-cell table:number-columns-repeated="16"/>
          <table:table-cell table:style-name="ce3"/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ausarbeit Fertig (Meilenstein)</text:p>
          </table:table-cell>
          <table:table-cell office:value-type="string">
            <text:p>0 Tage</text:p>
          </table:table-cell>
          <table:table-cell table:number-columns-repeated="16"/>
          <table:table-cell table:style-name="ce7"/>
          <table:table-cell table:number-columns-repeated="11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24.01.2021</text:date>, <text:time>12:3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ühlbach Michael</meta:initial-creator>
    <meta:creation-date>2020-12-29T15:33:35.43</meta:creation-date>
    <dc:date>2021-01-24T12:39:48.04</dc:date>
    <dc:creator>Mühlbach Michael</dc:creator>
    <meta:editing-duration>PT19M37S</meta:editing-duration>
    <meta:editing-cycles>3</meta:editing-cycles>
    <meta:generator>OpenOffice/4.1.7$Win32 OpenOffice.org_project/417m1$Build-9800</meta:generator>
    <meta:printed-by>Mühlbach Michael</meta:printed-by>
    <meta:print-date>2021-01-24T12:35:51.28</meta:print-date>
    <meta:document-statistic meta:table-count="3" meta:cell-count="250" meta:object-count="0"/>
  </office:meta>
</office:document-meta>
</file>